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02f7" officeooo:paragraph-rsid="000902f7"/>
    </style:style>
    <style:style style:name="P2" style:family="paragraph" style:parent-style-name="Standard">
      <style:paragraph-properties fo:text-align="center" style:justify-single-word="false"/>
      <style:text-properties officeooo:rsid="000902f7" officeooo:paragraph-rsid="000902f7"/>
    </style:style>
    <style:style style:name="P3" style:family="paragraph" style:parent-style-name="Standard">
      <style:paragraph-properties fo:text-align="center" style:justify-single-word="false"/>
      <style:text-properties officeooo:rsid="000902f7" officeooo:paragraph-rsid="000ae83a"/>
    </style:style>
    <style:style style:name="P4" style:family="paragraph" style:parent-style-name="Standard">
      <style:text-properties fo:font-weight="bold" officeooo:rsid="000902f7" officeooo:paragraph-rsid="000902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ae83a" officeooo:paragraph-rsid="000ae83a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40dbb0" officeooo:paragraph-rsid="0040dbb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366513" officeooo:paragraph-rsid="0036651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375f95" officeooo:paragraph-rsid="00375f9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3c32a5" officeooo:paragraph-rsid="003c32a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40dbb0" officeooo:paragraph-rsid="0040dbb0" style:font-size-asian="12.25pt" style:font-weight-asian="normal" style:font-size-complex="14pt" style:font-weight-complex="normal"/>
    </style:style>
    <style:style style:name="P11" style:family="paragraph" style:parent-style-name="Standard">
      <style:text-properties officeooo:rsid="000902f7" officeooo:paragraph-rsid="007a7182"/>
    </style:style>
    <style:style style:name="P12" style:family="paragraph" style:parent-style-name="Standard">
      <style:text-properties officeooo:rsid="000902f7" officeooo:paragraph-rsid="007b6cf4"/>
    </style:style>
    <style:style style:name="P13" style:family="paragraph" style:parent-style-name="Standard">
      <style:paragraph-properties fo:text-align="center" style:justify-single-word="false"/>
      <style:text-properties officeooo:paragraph-rsid="000902f7"/>
    </style:style>
    <style:style style:name="P14" style:family="paragraph" style:parent-style-name="Standard">
      <style:text-properties officeooo:rsid="007a7182" officeooo:paragraph-rsid="007a7182"/>
    </style:style>
    <style:style style:name="P15" style:family="paragraph" style:parent-style-name="Standard">
      <style:text-properties officeooo:rsid="007b6cf4" officeooo:paragraph-rsid="007b6cf4"/>
    </style:style>
    <style:style style:name="P16" style:family="paragraph" style:parent-style-name="Standard">
      <style:text-properties fo:font-size="16pt" officeooo:rsid="007b6cf4" officeooo:paragraph-rsid="008654b5" style:font-size-asian="16pt" style:font-size-complex="16pt"/>
    </style:style>
    <style:style style:name="P17" style:family="paragraph" style:parent-style-name="Standard">
      <style:text-properties fo:font-size="16pt" officeooo:rsid="007e58e1" officeooo:paragraph-rsid="007e58e1" style:font-size-asian="16pt" style:font-size-complex="16pt"/>
    </style:style>
    <style:style style:name="P18" style:family="paragraph" style:parent-style-name="Standard">
      <style:text-properties fo:font-size="16pt" officeooo:rsid="0081307e" officeooo:paragraph-rsid="008587a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0ae83a" officeooo:paragraph-rsid="000ae83a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7e58e1" officeooo:paragraph-rsid="007e58e1"/>
    </style:style>
    <style:style style:name="P21" style:family="paragraph" style:parent-style-name="Standard">
      <style:text-properties officeooo:rsid="00804663" officeooo:paragraph-rsid="00804663"/>
    </style:style>
    <style:style style:name="P22" style:family="paragraph" style:parent-style-name="Standard">
      <style:text-properties officeooo:rsid="0081307e" officeooo:paragraph-rsid="0081307e"/>
    </style:style>
    <style:style style:name="P23" style:family="paragraph" style:parent-style-name="Standard">
      <style:text-properties officeooo:rsid="0081307e" officeooo:paragraph-rsid="008230f3"/>
    </style:style>
    <style:style style:name="P24" style:family="paragraph" style:parent-style-name="Standard">
      <style:text-properties officeooo:rsid="008230f3" officeooo:paragraph-rsid="008230f3"/>
    </style:style>
    <style:style style:name="T1" style:family="text">
      <style:text-properties officeooo:rsid="000902f7"/>
    </style:style>
    <style:style style:name="T2" style:family="text">
      <style:text-properties officeooo:rsid="0038cb94"/>
    </style:style>
    <style:style style:name="T3" style:family="text">
      <style:text-properties officeooo:rsid="0045ae80"/>
    </style:style>
    <style:style style:name="T4" style:family="text">
      <style:text-properties officeooo:rsid="007a7182"/>
    </style:style>
    <style:style style:name="T5" style:family="text">
      <style:text-properties officeooo:rsid="008230f3"/>
    </style:style>
    <style:style style:name="T6" style:family="text">
      <style:text-properties officeooo:rsid="0089ec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ame:<text:span text:style-name="T6">Galib</text:span></text:p>
      <text:p text:style-name="P8">Roll No:-<text:span text:style-name="T2">15DCO54</text:span></text:p>
      <text:p text:style-name="P9">Btach no:03.</text:p>
      <text:p text:style-name="P9"/>
      <text:p text:style-name="P6">Aim:-<text:span text:style-name="T3">case study on NLP/Expert System and Papers Publish on Natural Language Processing IEEE.</text:span></text:p>
      <text:p text:style-name="P10"/>
      <text:p text:style-name="P13"/>
      <text:p text:style-name="P3"/>
      <text:p text:style-name="P19">Introduction:-</text:p>
      <text:p text:style-name="P5"/>
      <text:p text:style-name="P11"><text:tab/><text:span text:style-name="T4">The idea of giving computers the ability to process human language is as old as the idea</text:span></text:p>
      <text:p text:style-name="P14">of computers themselves. This book is about the implementation and implications of</text:p>
      <text:p text:style-name="P14">that exciting idea. We introduce a vibrant interdisciplinary field with many names cor-</text:p>
      <text:p text:style-name="P14">responding to its many facets, names like speech and language processing, human</text:p>
      <text:p text:style-name="P14">language technology, natural language processing, computational linguistics, and</text:p>
      <text:p text:style-name="P14">speech recognition and synthesis. The goal of this new field is to get computers</text:p>
      <text:p text:style-name="P14">to perform useful tasks involving human language, tasks like enabling human-machine</text:p>
      <text:p text:style-name="P14">communication, improving human-human communication, or simply doing useful pro-</text:p>
      <text:p text:style-name="P14">cessing of text or speech.</text:p>
      <text:p text:style-name="P14">One example of a useful such task is a conversational agent. The HAL 9000 com-</text:p>
      <text:p text:style-name="P14">puter in Stanley Kubrick’s film 2001: A Space Odyssey is one of the most recognizable</text:p>
      <text:p text:style-name="P14">characters in 20th century cinema. HAL is an artificial agent capable of such advanced</text:p>
      <text:p text:style-name="P14">language behavior as speaking and understanding English, and at a crucial moment in</text:p>
      <text:p text:style-name="P14">the plot, even reading lips. It is now clear that HAL’s creator, Arthur C. Clarke, was</text:p>
      <text:p text:style-name="P14">a little optimistic in predicting when an artificial agent such as HAL would be avail-</text:p>
      <text:p text:style-name="P14">able. But just how far off was he? What would it take to create at least the language-</text:p>
      <text:p text:style-name="P14">related parts of HAL? We call programs like HAL that converse with humans in natural</text:p>
      <text:p text:style-name="P14">language conversational agents or dialogue systems. In this text we study the vari-</text:p>
      <text:p text:style-name="P14">ous components that make up modern conversational agents, including language input</text:p>
      <text:p text:style-name="P14">(automatic speech recognition and natural language understanding) and language</text:p>
      <text:p text:style-name="P14">output (dialogue and response planning and speech synthesis).</text:p>
      <text:p text:style-name="P14">Let’s turn to another useful language-related task, that of making available to non-</text:p>
      <text:p text:style-name="P14">English-speaking readers the vast amount of scientific information on the Web in En-</text:p>
      <text:p text:style-name="P14">glish. Or translating for English speakers the hundreds of millions of Web pages written</text:p>
      <text:p text:style-name="P14">in other languages like Chinese. The goal of machine translation is to automatically</text:p>
      <text:p text:style-name="P14">translate a document from one language to another. We introduce the algorithms and</text:p>
      <text:p text:style-name="P14">mathematical tools needed to understand how modern machine translation works. Ma-</text:p>
      <text:p text:style-name="P14">chine translation is far from a solved problem; we cover the algorithms currently used</text:p>
      <text:p text:style-name="P14">in the field, as well as important component tasks.</text:p>
      <text:p text:style-name="P14"/>
      <text:p text:style-name="P16">1.1</text:p>
      <text:p text:style-name="P16">Knowledge in Speech and Language Processing</text:p>
      <text:p text:style-name="P16"/>
      <text:p text:style-name="P15">What distinguishes language processing applications from other data processing sys-</text:p>
      <text:p text:style-name="P15">tems is their use of knowledge of language. Consider the Unix wc program, which</text:p>
      <text:p text:style-name="P15">counts the total number of bytes, words, and lines in a text file. When used to count</text:p>
      <text:p text:style-name="P15">bytes and lines, wc is an ordinary data processing application. However, when it is</text:p>
      <text:p text:style-name="P15">used to count the words in a file, it requires knowledge about what it means to be a</text:p>
      <text:p text:style-name="P15">word and thus becomes a language processing system.</text:p>
      <text:p text:style-name="P15"><text:soft-page-break/>Of course, wc is an extremely simple system with an extremely limited and impov-</text:p>
      <text:p text:style-name="P15">erished knowledge of language. Sophisticated conversational agents like HAL, ma-</text:p>
      <text:p text:style-name="P15">chine translation systems, or robust question-answering systems require much broader</text:p>
      <text:p text:style-name="P15">and deeper knowledge of language. To get a feeling for the scope and kind of required</text:p>
      <text:p text:style-name="P15">knowledge, consider some of what HAL would need to know to engage in the dia-</text:p>
      <text:p text:style-name="P15">logue that begins this chapter, or for a question-answering system to answer one of the</text:p>
      <text:p text:style-name="P15">questions above.</text:p>
      <text:p text:style-name="P15">HAL must be able to recognize words from an audio signal and to generate an audio</text:p>
      <text:p text:style-name="P15">signal from a sequence of words. These tasks of speech recognition and speech syn-</text:p>
      <text:p text:style-name="P15">thesis require knowledge about phonetics and phonology: how words are pronounced</text:p>
      <text:p text:style-name="P15">in terms of sequences of sounds and how each of these sounds is realized acoustically.</text:p>
      <text:p text:style-name="P15">Note also that unlike Commander Data in “Star Trek”, HAL is capable of producing</text:p>
      <text:p text:style-name="P15">contractions like I’m and can’t. Producing and recognizing these and other variations</text:p>
      <text:p text:style-name="P15">of individual words (e.g., recognizing that doors is plural) requires knowledge about</text:p>
      <text:p text:style-name="P15">morphology, the way words break down into component parts that carry meanings like</text:p>
      <text:p text:style-name="P15">singular versus plural.</text:p>
      <text:p text:style-name="P15">Moving beyond individual words, HAL must use structural knowledge to properly</text:p>
      <text:p text:style-name="P15">string together the words that constitute its response. For example, HAL must know</text:p>
      <text:p text:style-name="P15">that the following sequence of words will not make sense to Dave, despite the fact thatSection 1.1.</text:p>
      <text:p text:style-name="P15">Knowledge in Speech and Language Processing</text:p>
      <text:p text:style-name="P15">3</text:p>
      <text:p text:style-name="P15">it contains precisely the same set of words as the original.</text:p>
      <text:p text:style-name="P15">(1.1) I’m I do, sorry that afraid Dave I’m can’t.</text:p>
      <text:p text:style-name="P15">The knowledge needed to order and group words comes under the heading of syn-</text:p>
      <text:p text:style-name="P15">tax.</text:p>
      <text:p text:style-name="P15">Now consider a question-answering system dealing with the following question:</text:p>
      <text:p text:style-name="P15">(1.2) How much Chinese silk was exported to Western Europe by the end of the 18th</text:p>
      <text:p text:style-name="P15">century?</text:p>
      <text:p text:style-name="P15">To answer this question, we need to know something about lexical semantics, the</text:p>
      <text:p text:style-name="P15">meaning of all the words (export or silk) as well as compositional semantics (what</text:p>
      <text:p text:style-name="P15">exactly constitutes Western Europe as opposed to Eastern or Southern Europe, what</text:p>
      <text:p text:style-name="P15">does end mean when combined with the 18th century. We also need to know something</text:p>
      <text:p text:style-name="P15">about the relationship of the words to the syntactic structure. For example, we need to</text:p>
      <text:p text:style-name="P15">know that by the end of the 18th century is a temporal end-point and not a description</text:p>
      <text:p text:style-name="P15">of the agent, as the by-phrase is in the following sentence:</text:p>
      <text:p text:style-name="P15">(1.3) How much Chinese silk was exported to Western Europe by southern</text:p>
      <text:p text:style-name="P15">merchants?</text:p>
      <text:p text:style-name="P15">We also need the kind of knowledge that lets HAL determine that Dave’s utterance</text:p>
      <text:p text:style-name="P15">is a request for action, as opposed to a simple statement about the world or a question</text:p>
      <text:p text:style-name="P15">about the door, as in the following variations of his original statement.</text:p>
      <text:p text:style-name="P12"/>
      <text:p text:style-name="P17">1.2</text:p>
      <text:p text:style-name="P17">Models and Algorithms</text:p>
      <text:p text:style-name="P20">One of the key insights of the last 50 years of research in language processing is that</text:p>
      <text:p text:style-name="P20">the various kinds of knowledge described in the last sections can be captured through</text:p>
      <text:p text:style-name="P20">the use of a small number of formal models or theories. Fortunately, these models and</text:p>
      <text:p text:style-name="P20">theories are all drawn from the standard toolkits of computer science, mathematics, and</text:p>
      <text:p text:style-name="P20">linguistics and should be generally familiar to those trained in those fields. Among the</text:p>
      <text:p text:style-name="P20">most important models are state machines, rule systems, logic, probabilistic models,</text:p>
      <text:p text:style-name="P20">and vector-space models. These models, in turn, lend themselves to a small number</text:p>
      <text:p text:style-name="P20">of algorithms, among the most important of which are state space search algorithms,</text:p>
      <text:p text:style-name="P20">such as dynamic programming, and machine learning algorithms, such as classifiers</text:p>
      <text:p text:style-name="P20"><text:soft-page-break/>and Expectation-Maximization (EM) and other learning algorithms.</text:p>
      <text:p text:style-name="P20">In their simplest formulation, state machines are formal models that consist of</text:p>
      <text:p text:style-name="P20">states, transitions among states, and an input representation. Some of the variations</text:p>
      <text:p text:style-name="P20">of this basic model that we will consider are deterministic and non-deterministic</text:p>
      <text:p text:style-name="P20">finite-state automata and finite-state transducers.</text:p>
      <text:p text:style-name="P20">Closely related to these models are their declarative counterparts: formal rule sys-</text:p>
      <text:p text:style-name="P20">tems. Among the more important ones we consider (in both probabilistic and non-</text:p>
      <text:p text:style-name="P20">probabilistic formulations) are regular grammars and regular relations, context-free</text:p>
      <text:p text:style-name="P20">grammars, and feature-augmented grammars. State machines and formal rule sys-</text:p>
      <text:p text:style-name="P20">tems are the main tools used when dealing with knowledge of phonology, morphology,</text:p>
      <text:p text:style-name="P20">and syntax.</text:p>
      <text:p text:style-name="P20">A third class of models that plays a critical role in capturing knowledge of language</text:p>
      <text:p text:style-name="P20">are models based on logic. We discuss first-order logic, also known as the predicate</text:p>
      <text:p text:style-name="P20">calculus, as well as such related formalisms as lambda-calculus, feature structures,</text:p>
      <text:p text:style-name="P20">and semantic primitives. These logical representations have traditionally been used for</text:p>
      <text:p text:style-name="P20">modeling semantics and pragmatics, although more recent work has tended to focus on</text:p>
      <text:p text:style-name="P20">potentially more robust techniques drawn from non-logical lexical semantics.</text:p>
      <text:p text:style-name="P20">Probabilistic models are crucial for capturing every kind of linguistic knowledge.</text:p>
      <text:p text:style-name="P20">Each of the other models (state machines, formal rule systems, and logic) can be aug-</text:p>
      <text:p text:style-name="P20">mented with probabilities. For example, the state machine can be augmented with</text:p>
      <text:p text:style-name="P20">probabilities to become the weighted automaton, or Markov model. We spend a</text:p>
      <text:p text:style-name="P20">significant amount of time on hidden Markov models or HMMs, which are used</text:p>
      <text:p text:style-name="P20">everywhere in the field, in part-of-speech tagging, speech recognition, dialogue under-</text:p>
      <text:p text:style-name="P20">standing, text-to-speech, and machine translation. The key advantage of probabilistic</text:p>
      <text:p text:style-name="P20">models is their ability to solve the many kinds of ambiguity problems that we discussed</text:p>
      <text:p text:style-name="P20">earlier; almost any speech and language processing problem can be recast as “given N</text:p>
      <text:p text:style-name="P20">choices for some ambiguous input, choose the most probable one”.</text:p>
      <text:p text:style-name="P20">Finally, vector-space models, based on linear algebra, underlie information retrieval</text:p>
      <text:p text:style-name="P20">and many treatments of word meanings.</text:p>
      <text:p text:style-name="P20">Processing language with any of these models typically involves a search through</text:p>
      <text:p text:style-name="P21">a space of states representing hypotheses about an input. In speech recognition, we</text:p>
      <text:p text:style-name="P21">search through a space of phone sequences for the correct word. In parsing, we search</text:p>
      <text:p text:style-name="P21">through a space of trees for the syntactic parse of an input sentence. In machine trans-</text:p>
      <text:p text:style-name="P21">lation, we search through a space of translation hypotheses for the correct translation of</text:p>
      <text:p text:style-name="P21">a sentence into another language. For non-probabilistic tasks, such as tasks involving</text:p>
      <text:p text:style-name="P21">state machines, we use well-known graph algorithms such as depth-first search. For</text:p>
      <text:p text:style-name="P21">probabilistic tasks, we use heuristic variants such as best-first and A* search and rely</text:p>
      <text:p text:style-name="P21">on dynamic programming algorithms for computational tractability.</text:p>
      <text:p text:style-name="P21">Machine learning tools such as classifiers and sequence models play a significant</text:p>
      <text:p text:style-name="P21">role in many language processing tasks. Based on attributes describing each object, a</text:p>
      <text:p text:style-name="P21">classifier attempts to assign a single object to a single class while a sequence model</text:p>
      <text:p text:style-name="P21">attempts to jointly classify a sequence of objects into a sequence of classes.</text:p>
      <text:p text:style-name="P21">For example, in the task of deciding whether a word is spelled correctly, classi-</text:p>
      <text:p text:style-name="P21">fiers such as decision trees, support vector machines, Gaussian mixture models,</text:p>
      <text:p text:style-name="P21">and logistic regression could be used to make a binary decision (correct or incorrect)</text:p>
      <text:p text:style-name="P21">for one word at a time. Sequence models such as hidden Markov models, maxi-</text:p>
      <text:p text:style-name="P21">mum entropy Markov models, and conditional random fields could be used to assign</text:p>
      <text:p text:style-name="P21">correct/incorrect labels to all the words in a sentence at once.</text:p>
      <text:p text:style-name="P21">Finally, researchers in language processing use many of the same methodologi-</text:p>
      <text:p text:style-name="P21">cal tools that are used in machine learning research—the use of distinct training and</text:p>
      <text:p text:style-name="P21">test sets, statistical techniques like cross-validation, and careful evaluation of trained</text:p>
      <text:p text:style-name="P21">systems.</text:p>
      <text:p text:style-name="P21"><text:soft-page-break/></text:p>
      <text:p text:style-name="P18">1.4</text:p>
      <text:p text:style-name="P18"><text:s/>Language, Thought, and Understanding</text:p>
      <text:p text:style-name="P22"/>
      <text:p text:style-name="P22">To many, the ability of computers to process language as skillfully as we humans do</text:p>
      <text:p text:style-name="P22">will signal the arrival of truly intelligent machines. The basis of this belief is the fact</text:p>
      <text:p text:style-name="P22">that the effective use of language is intertwined with our general cognitive abilities.</text:p>
      <text:p text:style-name="P22">Among the first to consider the computational implications of this intimate connection</text:p>
      <text:p text:style-name="P22">was Alan Turing (1950). In this famous paper, Turing introduced what has come to</text:p>
      <text:p text:style-name="P22">be known as the Turing test. Turing began with the thesis that the question of what it</text:p>
      <text:p text:style-name="P22">would mean for a machine to think was essentially unanswerable because of the inher-</text:p>
      <text:p text:style-name="P22">ent imprecision in the terms machine and think. Instead, he suggested an empirical test,</text:p>
      <text:p text:style-name="P22">a game, in which a computer’s use of language would form the basis for determining</text:p>
      <text:p text:style-name="P22">if the machine could think. If the machine could win the game, it would be judged</text:p>
      <text:p text:style-name="P22">intelligent.</text:p>
      <text:p text:style-name="P22">In Turing’s game, there are three participants: two people and a computer. One of</text:p>
      <text:p text:style-name="P22">the people is a contestant who plays the role of an interrogator. To win, the interrogator</text:p>
      <text:p text:style-name="P22">must determine which of the other two participants is the machine by asking a series</text:p>
      <text:p text:style-name="P22">of questions via a teletype. The task of the machine is to fool the interrogator into</text:p>
      <text:p text:style-name="P22">believing it is a person by responding as a person would to the interrogator’s questions.</text:p>
      <text:p text:style-name="P22">The task of the second human participant is to convince the interrogator that the other</text:p>
      <text:p text:style-name="P22">participant is the machine and that she is human.</text:p>
      <text:p text:style-name="P23">The following interaction from Turing’s paper illustrates the kind of interactions he <text:span text:style-name="T5">had in mind.</text:span></text:p>
      <text:p text:style-name="P23"/>
      <text:p text:style-name="P23"><text:span text:style-name="T5"><text:s/>Clearly, a convincing simulation of humanity doesn’t require being an</text:span></text:p>
      <text:p text:style-name="P24">expert in all domains:</text:p>
      <text:p text:style-name="P24">Q: Please write me a sonnet on the topic of the Forth Bridge.</text:p>
      <text:p text:style-name="P24">A: Count me out on this one. I never could write poetry.</text:p>
      <text:p text:style-name="P24">Q: Add 34957 to 70764.</text:p>
      <text:p text:style-name="P24">A: (Pause about 30 seconds and then give answer as) 105621.</text:p>
      <text:p text:style-name="P24">ELIZA</text:p>
      <text:p text:style-name="P24">Turing predicted that roughly by the end of the 20th century a machine with 10</text:p>
      <text:p text:style-name="P24">gigabytes of memory would have around a 30% chance of fooling a human interrogator</text:p>
      <text:p text:style-name="P24">after five minutes of questioning. Given the fact that you can fool some of the people</text:p>
      <text:p text:style-name="P24">all the time, it is not clear how rigorous this particular standard is. Nevertheless, the</text:p>
      <text:p text:style-name="P24">critical issue for Turing was that using language as humans do is sufficient, by itself,</text:p>
      <text:p text:style-name="P24">as an operational test for intellig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0:42:39.985880278</meta:creation-date>
    <dc:date>2017-08-01T08:56:26.571294290</dc:date>
    <meta:editing-duration>PT18M52S</meta:editing-duration>
    <meta:editing-cycles>54</meta:editing-cycles>
    <meta:generator>LibreOffice/5.1.4.2$Linux_X86_64 LibreOffice_project/10m0$Build-2</meta:generator>
    <meta:document-statistic meta:table-count="0" meta:image-count="0" meta:object-count="0" meta:page-count="4" meta:paragraph-count="179" meta:word-count="2057" meta:character-count="12792" meta:non-whitespace-character-count="10912"/>
  </office:meta>
</office:document-meta>
</file>